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fo:font-weight="bold" style:font-weight-asian="bold" style:font-weight-complex="bold"/>
    </style:style>
    <style:style style:name="P2" style:family="paragraph" style:parent-style-name="Standard">
      <style:text-properties style:font-name="Liberation Serif" fo:font-weight="normal" style:font-weight-asian="normal" style:font-weight-complex="normal"/>
    </style:style>
    <style:style style:name="P3" style:family="paragraph" style:parent-style-name="Standard">
      <style:paragraph-properties fo:text-align="start" style:justify-single-word="false"/>
      <style:text-properties style:font-name="Liberation Serif" fo:font-weight="normal" style:font-weight-asian="normal" style:font-weight-complex="normal"/>
    </style:style>
    <style:style style:name="P4" style:family="paragraph" style:parent-style-name="Standard">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Liberation Serif" fo:font-size="16pt" fo:font-weight="bold" style:font-size-asian="16pt" style:font-weight-asian="bold" style:font-size-complex="16pt" style:font-weight-complex="bold"/>
    </style:style>
    <style:style style:name="P7" style:family="paragraph" style:parent-style-name="Standard">
      <style:text-properties style:font-name="Liberation Serif" fo:font-size="12pt" fo:font-weight="bold" style:font-size-asian="12pt" style:font-weight-asian="bold" style:font-size-complex="12pt" style:font-weight-complex="bold"/>
    </style:style>
    <style:style style:name="P8" style:family="paragraph" style:parent-style-name="Standard">
      <style:text-properties style:font-name="Liberation Serif" fo:font-size="12pt" fo:font-weight="bold" style:font-size-asian="10.5pt" style:font-weight-asian="bold" style:font-size-complex="12pt" style:font-weight-complex="bold"/>
    </style:style>
    <style:style style:name="P9" style:family="paragraph" style:parent-style-name="Standard">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text-properties style:font-name="Liberation Serif" fo:font-size="14pt" fo:font-weight="normal" style:font-size-asian="14pt" style:font-weight-asian="normal" style:font-size-complex="14pt" style:font-weight-complex="normal"/>
    </style:style>
    <style:style style:name="P11" style:family="paragraph" style:parent-style-name="Standard">
      <style:text-properties style:font-name="Liberation Serif" fo:font-size="14pt" fo:font-weight="bold" style:font-size-asian="14pt" style:font-weight-asian="bold" style:font-size-complex="14pt" style:font-weight-complex="bold"/>
    </style:style>
    <style:style style:name="P12" style:family="paragraph" style:parent-style-name="Standard">
      <style:text-properties style:font-name="Monospace" fo:font-weight="bold" style:font-weight-asian="bold" style:font-weight-complex="bold"/>
    </style:style>
    <style:style style:name="P13" style:family="paragraph" style:parent-style-name="Standard">
      <style:text-properties style:font-name="Monospace" fo:font-weight="normal" style:font-weight-asian="normal" style:font-weight-complex="normal"/>
    </style:style>
    <style:style style:name="P14" style:family="paragraph" style:parent-style-name="Standard">
      <style:paragraph-properties fo:text-align="start" style:justify-single-word="false"/>
      <style:text-properties style:font-name="Monospace" fo:font-weight="normal" style:font-weight-asian="normal" style:font-weight-complex="normal"/>
    </style:style>
    <style:style style:name="P15" style:family="paragraph" style:parent-style-name="Standard">
      <style:text-properties style:font-name="Monospace" fo:font-size="12pt" fo:font-weight="normal" style:font-size-asian="10.5pt" style:font-weight-asian="normal" style:font-size-complex="12pt" style:font-weight-complex="normal"/>
    </style:style>
    <style:style style:name="P16" style:family="paragraph" style:parent-style-name="Standard">
      <style:paragraph-properties fo:break-before="page"/>
      <style:text-properties style:font-name="Liberation Serif" fo:font-size="12pt" fo:font-weight="bold" style:font-size-asian="12pt" style:font-weight-asian="bold" style:font-size-complex="12pt" style:font-weight-complex="bold"/>
    </style:style>
    <style:style style:name="P17" style:family="paragraph" style:parent-style-name="Frame_20_contents">
      <style:text-properties style:font-name="Monospace"/>
    </style:style>
    <style:style style:name="P18" style:family="paragraph" style:parent-style-name="Text_20_body">
      <style:text-properties style:font-name="Monospace"/>
    </style:style>
    <style:style style:name="P19" style:family="paragraph" style:parent-style-name="Text_20_body">
      <style:text-properties style:font-name="Liberation Serif"/>
    </style:style>
    <style:style style:name="P20" style:family="paragraph" style:parent-style-name="Text_20_body">
      <style:text-properties style:font-name="Liberation Serif" fo:font-size="14pt" fo:font-weight="normal" style:font-size-asian="14pt" style:font-weight-asian="normal" style:font-size-complex="14pt" style:font-weight-complex="normal"/>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margin-top="0in" fo:margin-bottom="0in"/>
      <style:text-properties style:font-name="Monospace"/>
    </style:style>
    <style:style style:name="P23" style:family="paragraph" style:parent-style-name="Text_20_body">
      <style:paragraph-properties fo:margin-top="0in" fo:margin-bottom="0in"/>
      <style:text-properties style:font-name="Liberation Serif"/>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Heading_20_1">
      <style:text-properties style:font-name="Liberation Sans" fo:font-size="16.1000003814697pt" fo:font-weight="bold" style:font-size-asian="16.1000003814697pt" style:font-weight-asian="bold" style:font-size-complex="16.1000003814697pt" style:font-weight-complex="bold"/>
    </style:style>
    <style:style style:name="P28" style:family="paragraph" style:parent-style-name="Heading_20_1">
      <style:text-properties style:font-name="Liberation Serif" fo:font-size="16.1000003814697pt" fo:font-weight="bold" style:font-size-asian="16.1000003814697pt" style:font-weight-asian="bold" style:font-size-complex="16.1000003814697pt" style:font-weight-complex="bold"/>
    </style:style>
    <style:style style:name="P29" style:family="paragraph" style:parent-style-name="Heading_20_1">
      <style:paragraph-properties fo:break-before="page"/>
    </style:style>
    <style:style style:name="P30" style:family="paragraph" style:parent-style-name="Heading_20_3">
      <style:text-properties fo:font-size="12pt" style:font-size-asian="12pt" style:font-size-complex="12pt"/>
    </style:style>
    <style:style style:name="P31" style:family="paragraph" style:parent-style-name="Heading_20_3">
      <style:text-properties style:font-name="Liberation Serif" fo:font-size="12pt" fo:font-weight="bold" style:font-size-asian="10.5pt" style:font-weight-asian="bold" style:font-size-complex="12pt" style:font-weight-complex="bold"/>
    </style:style>
    <style:style style:name="P32" style:family="paragraph" style:parent-style-name="Heading_20_3">
      <style:text-properties style:font-name="Liberation Serif" fo:font-size="12pt" fo:font-weight="normal" style:font-size-asian="10.5pt" style:font-weight-asian="normal" style:font-size-complex="12pt" style:font-weight-complex="normal"/>
    </style:style>
    <style:style style:name="P33" style:family="paragraph" style:parent-style-name="Heading_20_3">
      <style:text-properties style:font-name="Liberation Serif" fo:font-size="14pt"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Monospace" fo:font-weight="bold" style:font-weight-asian="bold" style:font-weight-complex="bold"/>
    </style:style>
    <style:style style:name="T5" style:family="text">
      <style:text-properties style:font-name="Monospace" fo:font-size="12pt" fo:font-weight="normal" style:font-size-asian="10.5pt" style:font-weight-asian="normal" style:font-size-complex="12pt" style:font-weight-complex="normal"/>
    </style:style>
    <style:style style:name="T6" style:family="text">
      <style:text-properties style:font-name="Monospace" fo:font-size="12pt" style:font-size-asian="10.5pt" style:font-size-complex="12pt"/>
    </style:style>
    <style:style style:name="T7" style:family="text">
      <style:text-properties style:font-name="Monospace" fo:font-size="12pt" fo:font-weight="bold" style:font-size-asian="10.5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size="12pt" style:font-size-asian="10.5pt" style:font-size-complex="12pt"/>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size="12pt" style:font-size-asian="12pt" style:font-size-complex="12pt"/>
    </style:style>
    <style:style style:name="T13" style:family="text">
      <style:text-properties style:font-name="Liberation Serif"/>
    </style:style>
    <style:style style:name="T14" style:family="text">
      <style:text-properties style:font-name="Liberation Serif" fo:font-size="12pt" fo:font-weight="normal" style:font-size-asian="10.5pt" style:font-weight-asian="normal" style:font-size-complex="12pt" style:font-weight-complex="normal"/>
    </style:style>
    <style:style style:name="T15" style:family="text">
      <style:text-properties style:font-name="Liberation Serif" fo:font-size="16pt" fo:font-weight="bold" style:font-size-asian="16pt" style:font-weight-asian="bold" style:font-size-complex="16pt" style:font-weight-complex="bold"/>
    </style:style>
    <style:style style:name="T16" style:family="text">
      <style:text-properties style:font-name="Liberation Serif" fo:font-weight="bold" style:font-weight-asian="bold" style:font-weight-complex="bold"/>
    </style:style>
    <style:style style:name="T17" style:family="text">
      <style:text-properties style:font-name="Liberation Serif" fo:font-weight="normal" style:font-weight-asian="normal" style:font-weight-complex="normal"/>
    </style:style>
    <style:style style:name="T18" style:family="text">
      <style:text-properties style:font-name="Ubuntu" style:font-name-asian="Ubuntu" style:font-name-complex="Ubuntu"/>
    </style:style>
    <style:style style:name="T19" style:family="text">
      <style:text-properties style:text-position="super 58%"/>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style:wrap="none" style:vertical-pos="top" style:vertical-rel="paragraph-content" style:horizontal-pos="center" style:horizontal-rel="paragraph" fo:padding="0in" fo:border="none" style:shadow="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Frame">
      <style:graphic-properties style:wrap="none" style:vertical-pos="from-top" style:vertical-rel="paragraph" style:horizontal-pos="from-left" style:horizontal-rel="paragraph" fo:padding="0in" fo:border="none" style:shadow="none" style:flow-with-text="true"/>
    </style:style>
    <style:style style:name="fr6" style:family="graphic" style:parent-style-name="Frame">
      <style:graphic-properties style:wrap="none" style:vertical-pos="top" style:vertical-rel="page-content" style:horizontal-pos="center" style:horizontal-rel="page" fo:padding="0in" fo:border="none" style:shadow="none" style:flow-with-text="true"/>
    </style:style>
    <style:style style:name="fr7" style:family="graphic" style:parent-style-name="Frame">
      <style:graphic-properties style:wrap="none" style:vertical-pos="from-top" style:vertical-rel="paragraph" style:horizontal-pos="from-left" style:horizontal-rel="paragraph" fo:padding="0in" fo:border="none" style:shadow="none" style:flow-with-text="false"/>
    </style:style>
    <style:style style:name="fr8" style:family="graphic" style:parent-style-name="Frame">
      <style:graphic-properties style:wrap="none" style:vertical-pos="top" style:vertical-rel="paragraph" style:horizontal-pos="from-left" style:horizontal-rel="paragraph" fo:padding="0in" fo:border="none" style:shadow="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rbled Circuits Parser Tool Documentation</text:p>
      <text:p text:style-name="P6"/>
      <text:p text:style-name="P6"/>
      <text:p text:style-name="P6"><text:tab/><text:tab/><text:tab/><text:tab/>Author: <text:tab/>Billy Melicher</text:p>
      <text:p text:style-name="P6"><text:tab/><text:tab/><text:tab/><text:tab/><text:tab/><text:tab/><text:a xlink:type="simple" xlink:href="mailto:wrm2ja@virginia.edu">wrm2ja@virginia.edu</text:a></text:p>
      <text:p text:style-name="P6"/>
      <text:p text:style-name="P6"><text:tab/><text:tab/><text:tab/><text:tab/><text:span text:style-name="T12">Last Update</text:span><text:span text:style-name="T9">: 3/4/12</text:span></text:p>
      <text:p text:style-name="P4"/>
      <text:p text:style-name="P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GCParser<text:tab/>3</text:p>
          <text:p text:style-name="P25">Purpose<text:tab/>3</text:p>
          <text:p text:style-name="P25">Build<text:tab/>3</text:p>
          <text:p text:style-name="P25">Tutorial<text:tab/>3</text:p>
          <text:p text:style-name="P26">Writing a Circuit File<text:tab/>3</text:p>
          <text:p text:style-name="P26">Checking a Circuit File<text:tab/>5</text:p>
          <text:p text:style-name="P26">Running a Circuit File<text:tab/>6</text:p>
          <text:p text:style-name="P25">File Format<text:tab/>7</text:p>
          <text:p text:style-name="P26">Variables<text:tab/>7</text:p>
          <text:p text:style-name="P26">Input Section<text:tab/>7</text:p>
          <text:p text:style-name="P26">Output Section<text:tab/>8</text:p>
          <text:p text:style-name="P26">Calculation Section<text:tab/>8</text:p>
          <text:p text:style-name="P24">Calculation<text:tab/>8</text:p>
          <text:p text:style-name="P24">Local Computation<text:tab/>8</text:p>
          <text:p text:style-name="P24">Including Circuit Files<text:tab/>9</text:p>
          <text:p text:style-name="P26">Operations<text:tab/>10</text:p>
          <text:p text:style-name="P24">Add<text:tab/>10</text:p>
          <text:p text:style-name="P24">Concatenation<text:tab/>11</text:p>
          <text:p text:style-name="P24">Equal to and Not equal to<text:tab/>11</text:p>
          <text:p text:style-name="P24">Greater than or equal to signed and Less than or equal to signed<text:tab/>11</text:p>
          <text:p text:style-name="P24">Greater than or equal to unsigned and Less than or equal to unsigned<text:tab/>11</text:p>
          <text:p text:style-name="P24">Greater than signed and Less than signed<text:tab/>12</text:p>
          <text:p text:style-name="P24">Max signed and Min signed<text:tab/>12</text:p>
          <text:p text:style-name="P24">Max and Min<text:tab/>12</text:p>
          <text:p text:style-name="P24">Greater than unsigned and Less than unsigned<text:tab/>12</text:p>
          <text:p text:style-name="P24">Not<text:tab/>12</text:p>
          <text:p text:style-name="P24">Negate<text:tab/>13</text:p>
          <text:p text:style-name="P24">Bitwise Or and Bitwise Xor and Bitwise And<text:tab/>13</text:p>
          <text:p text:style-name="P24">Unary Or and Unary Xor<text:tab/>13</text:p>
          <text:p text:style-name="P24">Select<text:tab/>13</text:p>
          <text:p text:style-name="P24">Subtract<text:tab/>14</text:p>
          <text:p text:style-name="P24">Sign Extend ans Zero Extend<text:tab/>14</text:p>
          <text:p text:style-name="P24">Truncate<text:tab/>14</text:p>
        </text:index-body>
      </text:table-of-content>
      <text:p text:style-name="P7"/>
      <text:p text:style-name="P4"/>
      <text:h text:style-name="P29" text:outline-level="1">GCParser</text:h>
      <text:p text:style-name="Standard"><text:span text:style-name="T15"><text:tab/></text:span><text:span text:style-name="T14">This document describes the circuit file format and other tools to be used with the Garbled Circuit Parser tool. </text:span><text:span text:style-name="T5">Monospace text</text:span><text:span text:style-name="T14"> denotes text that could be included in a circuit file. </text:span><text:span text:style-name="T7">Bold monospace</text:span><text:span text:style-name="T14"> text denotes place holder text that is further described.</text:span></text:p>
      <text:h text:style-name="P27" text:outline-level="1">Purpose</text:h>
      <text:p text:style-name="P21"><text:span text:style-name="T16"><text:tab/></text:span><text:span text:style-name="T17">The Garbled Circuit Parser specifies a file format to describe Garbled Circuit calculations. This format was intended to be an intermediate language that is automatically generated by an outside utility. As such, the format is very inflexible and no control structures exist. However, this will allow a user to execute and define a Garbled Circuit calculation using the java Garbled Circuit Framework, without writing large amounts of custom java code. </text:span></text:p>
      <text:h text:style-name="P28" text:outline-level="1">Build</text:h>
      <text:p text:style-name="P9"><text:tab/>The code associated with this document can be found on github at:</text:p>
      <text:p text:style-name="Standard"><text:a xlink:type="simple" xlink:href="https://github.com/wrm2ja/GCParser"><text:span text:style-name="T14">https://github.com/wrm2ja/GCParser</text:span></text:a></text:p>
      <text:p text:style-name="Standard"/>
      <text:p text:style-name="P9"><text:tab/>Building requires the ant tool and the javacc tool:</text:p>
      <text:p text:style-name="Standard"><text:a xlink:type="simple" xlink:href="http://ant.apache.org/"><text:span text:style-name="T14">http://ant.apache.org/</text:span></text:a></text:p>
      <text:p text:style-name="Standard"><text:a xlink:type="simple" xlink:href="http://javacc.java.net/"><text:span text:style-name="T14">http://javacc.java.net/</text:span></text:a></text:p>
      <text:p text:style-name="P9"><text:tab/></text:p>
      <text:p text:style-name="P9"><text:tab/>To build the Garbled Circuit Parser use the following command.</text:p>
      <text:p text:style-name="P15">ant archive</text:p>
      <text:h text:style-name="Heading_20_1" text:outline-level="1">Tutorial</text:h>
      <text:p text:style-name="Text_20_body"><text:tab/>This tutorial will walk through how to create a short circuit file, and use the Parser tools to execute it. The tutorial will present a mock circuit to calculate whether two 32 bit numbers contain a <text:s/>common byte. </text:p>
      <text:h text:style-name="Heading_20_2" text:outline-level="2">Writing a Circuit File</text:h>
      <text:p text:style-name="Text_20_body"><text:tab/>The parser uses a circuit file to define the garbled circuit calculations. The circuit that we are going to create will take two 32 bit numbers from different parties. The following lines declare these input variables.</text:p>
      <text:p text:style-name="P22">.input a 1 32</text:p>
      <text:p text:style-name="P22">.input b 2 32</text:p>
      <text:p text:style-name="P22"/>
      <text:p text:style-name="Text_20_body">This defines two inputs named <text:span text:style-name="T2">a</text:span>, and <text:span text:style-name="T2">b</text:span>. <text:span text:style-name="T2">a</text:span> is from party 1 meaning the client, and <text:span text:style-name="T2">b </text:span>is from party 2 meaning the server. Both inputs are 32 bits long. </text:p>
      <text:p text:style-name="Text_20_body">The output of this circuit is a 1 bit quantity which is 0 if the two numbers do not contain a common byte and 1 if they do.</text:p>
      <text:p text:style-name="P18">.output samebyte</text:p>
      <text:p text:style-name="P19"><text:soft-page-break/>This line labels the samebyte variable as an output of this circuit. It will be defined later in the circuit file. </text:p>
      <text:p text:style-name="P19">Next we have to divide each 32 bit quantity into 1 byte chunks. The select operator will be used here. It is defined in greater detail in the Operations section, but essentially, it selects a range of bits from a variable and creates a new variable. The following section will declare variables for each of the four bytes in each input.</text:p>
      <text:p text:style-name="Text_20_body"><draw:frame draw:style-name="fr1" draw:name="Frame5" text:anchor-type="paragraph" svg:x="0in" svg:y="0.0543in" svg:width="6.822in" draw:z-index="11"><draw:text-box fo:min-height="1.1665in"><text:p text:style-name="P17">a1 select a 0 8</text:p><text:p text:style-name="P17">a2 select a 8 16</text:p><text:p text:style-name="P17">a3 select a 16 24</text:p><text:p text:style-name="P17">a4 select a 24 32</text:p><text:p text:style-name="P17"/><text:p text:style-name="P17">b1 select b 0 8</text:p><text:p text:style-name="P17">b2 select b 8 16</text:p><text:p text:style-name="P17">b3 select b 16 24</text:p><text:p text:style-name="P17">b4 select b 24 32</text:p></draw:text-box></draw:frame>This give us the bytes for each input. This section declares variables <text:span text:style-name="T2">a1, a2, a3, a4, b1, b2, b3,</text:span> and <text:span text:style-name="T2">b4</text:span> for use later in the circuit. </text:p>
      <text:p text:style-name="Text_20_body">Now we have to compare them using the equal to operator. </text:p>
      <text:p text:style-name="Text_20_body"><draw:frame draw:style-name="fr2" draw:name="Frame6" text:anchor-type="paragraph" svg:width="6.9252in" style:rel-width="100%" draw:z-index="4"><draw:text-box fo:min-height="0.2in"><text:p text:style-name="P17">eq1 equ a1 b1</text:p><text:p text:style-name="P17">eq2 equ a2 b2</text:p><text:p text:style-name="P17">eq3 equ a3 b3</text:p><text:p text:style-name="P17">eq4 equ a4 b4</text:p></draw:text-box></draw:frame>To see if any of these bytes are equal, we will then or these values together.</text:p>
      <text:p text:style-name="Text_20_body"><draw:frame draw:style-name="fr3" draw:name="Frame7" text:anchor-type="paragraph" svg:width="6.9252in" style:rel-width="100%" draw:z-index="5"><draw:text-box fo:min-height="0.2in"><text:p text:style-name="P17">eq12 or eq1 eq2</text:p><text:p text:style-name="P17">eq34 or eq3 eq4</text:p><text:p text:style-name="P17">samebyte or eq12 eq34</text:p></draw:text-box></draw:frame>So now, <text:span text:style-name="T2">samebyte</text:span> has the value of 1 if any of the bytes in the inputs are the equal. The circuit file format will be discussed in more detail later in this document. <text:s/></text:p>
      <text:p text:style-name="Text_20_body">The complete file is recreated below. Save it in a file named samebyte_tutorial.cir.</text:p>
      <text:h text:style-name="Heading_20_2" text:outline-level="2"><draw:frame draw:style-name="fr3" draw:name="Frame25" text:anchor-type="paragraph" svg:width="6.9252in" style:rel-width="100%" draw:z-index="9"><draw:text-box fo:min-height="0.2in"><text:p text:style-name="P17">.input a 1 32</text:p><text:p text:style-name="P17">.input b 2 32</text:p><text:p text:style-name="P17">.output samebyte</text:p><text:p text:style-name="P17">a1 select a 0 8</text:p><text:p text:style-name="P17">a2 select a 8 16</text:p><text:p text:style-name="P17">a3 select a 16 24</text:p><text:p text:style-name="P17">a4 select a 24 32</text:p><text:p text:style-name="P17">b1 select b 0 8</text:p><text:p text:style-name="P17">b2 select b 8 16</text:p><text:p text:style-name="P17">b3 select b 16 24</text:p><text:p text:style-name="P17">b4 select b 24 32</text:p><text:p text:style-name="P17">eq1 equ a1 b1</text:p><text:p text:style-name="P17">eq2 equ a2 b2</text:p><text:p text:style-name="P17">eq3 equ a3 b3</text:p><text:p text:style-name="P17">eq4 equ a4 b4</text:p><text:p text:style-name="P17">eq12 or eq1 eq2</text:p><text:p text:style-name="P17">eq34 or eq3 eq4</text:p><text:p text:style-name="P17">samebyte or eq12 eq34</text:p></draw:text-box></draw:frame><text:soft-page-break/>Checking a Circuit File</text:h>
      <text:p text:style-name="Text_20_body"><text:tab/>First to run the file, we will check if it has any errors. We will use the <text:span text:style-name="T2">testfiles</text:span> utility. This is a bash file that is located in the root of the source code repository. We will test the circuit file that we created in the previous section, samebyte_tutorial.cir. Navigate to the root of the repository and execute the following command. </text:p>
      <text:p text:style-name="P18">testfiles samebyte_tutorial.cir</text:p>
      <text:p text:style-name="P19">Expected output:</text:p>
      <text:p text:style-name="P18">samebyte_tutorial.cir: ok</text:p>
      <text:p text:style-name="P19">If the circuit file had mistakes, or was not able to be executed, error messages with line references would be shown. </text:p>
      <text:p text:style-name="P19"><draw:frame draw:style-name="fr1" draw:name="Frame26" text:anchor-type="paragraph" svg:x="0.0366in" svg:y="0.3374in" svg:width="6.9146in" draw:z-index="10"><draw:text-box fo:min-height="0.2in"><text:p text:style-name="P17">testfiles [-h –help] [-d --debug] [-l --debug-local] FILE1 …</text:p><text:p text:style-name="P17"/><text:p text:style-name="P17">-d --debug </text:p><text:p text:style-name="P17"><text:tab/>Displays debugging information about the circuit file if it can be constructed. Prints the computation tree before any local computation blocks are taken into account.</text:p><text:p text:style-name="P17"/><text:p text:style-name="P17">-l --debug-local</text:p><text:p text:style-name="P17"><text:tab/>Displays debugging information about the circuit file if it can be constructed. Prints the computation tree after local computation blocks are taken into account.</text:p></draw:text-box></draw:frame>testfiles usage:</text:p>
      <text:h text:style-name="Heading_20_2" text:outline-level="2"><text:soft-page-break/>Running a Circuit File</text:h>
      <text:p text:style-name="Text_20_body"><text:tab/>To run our circuit file with random inputs:</text:p>
      <text:p text:style-name="P18">runparserrandom samebyte_tutorial.cir</text:p>
      <text:p text:style-name="P19"><text:tab/>This will write output to the file results/siserverout, and results/siclientout, and print the time that the client and server took to run. </text:p>
      <text:p text:style-name="P19"/>
      <text:p text:style-name="P19"><text:tab/>To run a circuit file with given inputs:</text:p>
      <text:p text:style-name="P18">runtestgcparser server_input_file client_input_file</text:p>
      <text:p text:style-name="P19"><text:tab/>The format of the input file, is a single input name and then the value on each line. For example:</text:p>
      <text:p text:style-name="P22">a 13</text:p>
      <text:p text:style-name="P22">b 42</text:p>
      <text:p text:style-name="P22"/>
      <text:p text:style-name="P22"><text:tab/><text:span text:style-name="T13">Instead of using the bash scripts, you can call the client and server independently. </text:span></text:p>
      <text:p text:style-name="P23"/>
      <text:p text:style-name="P23">Client:</text:p>
      <text:p text:style-name="P23"/>
      <text:p text:style-name="P22">java -ea -cp dist/GCParser.jar:extlibs/commons-io-1.4.jar:extlibs/jargs.jar Test.TestGCParserClient -f circuit_file --server host -r num -p private_file</text:p>
      <text:p text:style-name="P23"/>
      <text:p text:style-name="P22">-f circuit_file</text:p>
      <text:p text:style-name="P22"><text:tab/>the path to the circuit file description</text:p>
      <text:p text:style-name="P22"/>
      <text:p text:style-name="P22">--server host</text:p>
      <text:p text:style-name="P22"><text:tab/>the address of the garbled circuits server</text:p>
      <text:p text:style-name="P22"/>
      <text:p text:style-name="P22">-r num</text:p>
      <text:p text:style-name="P22"><text:tab/>the number of iterations to run the circuit</text:p>
      <text:p text:style-name="P22"/>
      <text:p text:style-name="P22">-p --private-file-name</text:p>
      <text:p text:style-name="P22"><text:tab/>the path to the private input file</text:p>
      <text:p text:style-name="P23"/>
      <text:p text:style-name="P23">Server:</text:p>
      <text:p text:style-name="P23"><text:tab/><text:span text:style-name="T2">java -ea -cp dist/GCParser.jar:extlibs/commons-io-1.4.jar:extlibs/jargs.jar Test.TestGCParserServer -f circuit_file</text:span></text:p>
      <text:p text:style-name="P22">-w wire_length -p private_file</text:p>
      <text:p text:style-name="P22"/>
      <text:p text:style-name="P22">-f circuit_file</text:p>
      <text:p text:style-name="P22"><text:tab/>the path to the circuit file description</text:p>
      <text:p text:style-name="P22"/>
      <text:p text:style-name="P22">-w wire_length</text:p>
      <text:p text:style-name="P22"><text:tab/>the bit length of the garbled wire labels.</text:p>
      <text:p text:style-name="P23"/>
      <text:p text:style-name="P22"><text:soft-page-break/>-p --private-file-name</text:p>
      <text:p text:style-name="P22"><text:tab/>the path to the private input file</text:p>
      <text:h text:style-name="Heading_20_1" text:outline-level="1">File Format</text:h>
      <text:p text:style-name="P2"><text:tab/>A circuit file describes a series of calculations to be performed using the Garbled Circuits Protocol. A circuit file has three sections, the input section, the output section, and the calculation section, in that order.</text:p>
      <text:p text:style-name="P3"/>
      <text:p text:style-name="P3">Mock Input Section:</text:p>
      <text:p text:style-name="P14">.input a1 1 32</text:p>
      <text:p text:style-name="P14">.input b2 2 32</text:p>
      <text:p text:style-name="P3"/>
      <text:p text:style-name="P3">Mock Output Section:</text:p>
      <text:p text:style-name="P14">.output sum signed</text:p>
      <text:p text:style-name="P14"/>
      <text:p text:style-name="P3">Mock Calculation Section:</text:p>
      <text:p text:style-name="P14">sum add a1 b2</text:p>
      <text:p text:style-name="P2"/>
      <text:h text:style-name="Heading_20_2" text:outline-level="2">Variables</text:h>
      <text:p text:style-name="P1"><text:tab/><text:span text:style-name="T1">Variables have a value and a bit width. Variables can be either named, or literal constants. Variable names must start with a letter, but can contain both letters and numbers. Literal constants must specify the value of the constant and also the bit length of the constant. Literal constants can be used in </text:span><text:span text:style-name="T1">any place that a variable can. Some operations require literal constants as operands. These are </text:span><text:span text:style-name="T1">documented in the operations section. </text:span></text:p>
      <text:p text:style-name="P2"/>
      <text:p text:style-name="P2">Literal Constant format:</text:p>
      <text:p text:style-name="P1"><text:span text:style-name="T1"><text:tab/></text:span><text:span text:style-name="T2">value</text:span><text:span text:style-name="T3">:</text:span><text:span text:style-name="T2">bitwidth</text:span></text:p>
      <text:p text:style-name="P2"><text:span text:style-name="T2">value</text:span> – the value of the constant</text:p>
      <text:p text:style-name="P2"><text:span text:style-name="T2">bitwidth</text:span> – the number of bits to use for this constant</text:p>
      <text:p text:style-name="P2">Example:</text:p>
      <text:p text:style-name="P1"><text:span text:style-name="T1"><text:tab/></text:span><text:span text:style-name="T3">45:32</text:span></text:p>
      <text:p text:style-name="P2">This example declares a constant of value 45, which is 32 bits wide. </text:p>
      <text:h text:style-name="Heading_20_2" text:outline-level="2">Input Section</text:h>
      <text:p text:style-name="P1"><text:tab/><text:span text:style-name="T1">The input section specifies the input variables that are used in the circuit file. </text:span></text:p>
      <text:p text:style-name="P2">Format:</text:p>
      <text:p text:style-name="P12"><text:span text:style-name="T1"><text:tab/>.input </text:span>variablename<text:span text:style-name="T1"> </text:span>party<text:span text:style-name="T1"> </text:span>bitwidth</text:p>
      <text:p text:style-name="P2"/>
      <text:p text:style-name="P2"><text:span text:style-name="T2">variablename</text:span> – name of the input variable. Variable names must start with a letter, but can also contain numbers.</text:p>
      <text:p text:style-name="P2"><text:span text:style-name="T2">party</text:span> – the party that this input comes from. A value of 1 means that it comes from the client, 2 comes from the server.</text:p>
      <text:p text:style-name="P2"><text:span text:style-name="T2">bitwidth</text:span> – the integer number of bits for this input. </text:p>
      <text:p text:style-name="P2"/>
      <text:h text:style-name="Heading_20_2" text:outline-level="2"><text:soft-page-break/>Output Section</text:h>
      <text:p text:style-name="P2"><text:tab/>The output section specifies the output variable(s) that this circuit calculates. </text:p>
      <text:p text:style-name="P2">Format:</text:p>
      <text:p text:style-name="P13"><text:tab/>.output <text:span text:style-name="T8">variablename</text:span></text:p>
      <text:p text:style-name="P2"/>
      <text:p text:style-name="P2"><text:span text:style-name="T2">variablename</text:span> – the name of the output variable. This variable is defined somewhere else in the circuit file, either as an input, or as the result of a previous calculation.</text:p>
      <text:p text:style-name="P2"/>
      <text:p text:style-name="P2">The output declaration can optionally contain a hint for how an application should interpret the output, signed or unsigned. This is not strictly necessary, but is used by some applications to display the values correctly.</text:p>
      <text:p text:style-name="P2"/>
      <text:p text:style-name="P2">Format:</text:p>
      <text:p text:style-name="P13"><text:tab/>.output <text:span text:style-name="T8">variablename</text:span> signed </text:p>
      <text:p text:style-name="P13"><text:tab/>.output <text:span text:style-name="T8">variablename</text:span> unsigned</text:p>
      <text:h text:style-name="Heading_20_2" text:outline-level="2">Calculation Section</text:h>
      <text:p text:style-name="P1"><text:tab/><text:span text:style-name="T1">Every calculation, local computation mark, or include file operation must be on its own line.</text:span></text:p>
      <text:p text:style-name="P1"/>
      <text:h text:style-name="Heading_20_3" text:outline-level="3">Calculation</text:h>
      <text:p text:style-name="P2"><text:tab/>A calculation defines a variable in the circuit as the evaluation of an operation on a number of operands. </text:p>
      <text:p text:style-name="P2">Format:</text:p>
      <text:p text:style-name="P2"><text:tab/><text:span text:style-name="T4">newvariable</text:span><text:span text:style-name="T2"> </text:span><text:span text:style-name="T4">operation</text:span><text:span text:style-name="T2"> </text:span><text:span text:style-name="T4">operand1</text:span><text:span text:style-name="T2"> </text:span><text:span text:style-name="T4">operand2</text:span><text:span text:style-name="T2"> …</text:span></text:p>
      <text:p text:style-name="P2"/>
      <text:p text:style-name="P2"><text:span text:style-name="T2">newvariable</text:span> – the name of the variable that is defined. This variable name cannot be previously defined anywhere in the circuit file, and must follow the rules for variable names.</text:p>
      <text:p text:style-name="P2"><text:span text:style-name="T2">operation</text:span> – the name of an operation to perform.</text:p>
      <text:p text:style-name="P2"/>
      <text:p text:style-name="P2">Operands are listed after the operation, and are delimited by spaces. Operands may be the name of a previously declared variable, or a literal value. </text:p>
      <text:p text:style-name="P2"/>
      <text:h text:style-name="Heading_20_3" text:outline-level="3">Local Computation</text:h>
      <text:p text:style-name="P2"><text:tab/>Some calculations can be done completely local to one party. </text:p>
      <text:p text:style-name="P2">Format:</text:p>
      <text:p text:style-name="P2"><text:tab/><text:span text:style-name="T2">.startparty </text:span><text:span text:style-name="T4">partynum</text:span></text:p>
      <text:p text:style-name="P2"/>
      <text:p text:style-name="P2"><text:span text:style-name="T2">partynum</text:span> – the value of the party who is supposed to calculate a value. As in the input section, 1 signifies the client will compute this value and 2 signifies the server.</text:p>
      <text:p text:style-name="P2"/>
      <text:p text:style-name="P2">And to end a local computation block</text:p>
      <text:p text:style-name="P2">Format:</text:p>
      <text:p text:style-name="P2"><text:soft-page-break/><text:tab/><text:span text:style-name="T2">.endparty </text:span><text:span text:style-name="T4">partynum</text:span></text:p>
      <text:p text:style-name="P2"/>
      <text:p text:style-name="P2">Local computations will be done before other computations and their output will be treated as input variables to the circuit. So, a local computation cannot depend on any computation that is not done locally, or an input that is not known to the computing party. </text:p>
      <text:p text:style-name="P2"/>
      <text:p text:style-name="P2">The following example illustrates a file with local computation blocks and one without and discusses the differences. </text:p>
      <text:p text:style-name="P2"><draw:frame draw:style-name="fr4" draw:name="Frame1" text:anchor-type="paragraph" svg:x="3.3161in" svg:y="0.1402in" svg:width="3.5374in" draw:z-index="0"><draw:text-box fo:min-height="3.6846in"><text:p text:style-name="P2">Example file with local computation:</text:p><text:p text:style-name="P2"/><text:p text:style-name="P13">.input a1 1 32</text:p><text:p text:style-name="P13">.input a2 1 32</text:p><text:p text:style-name="P13">.input b1 2 32</text:p><text:p text:style-name="P13">.input b2 2 32</text:p><text:p text:style-name="P13"/><text:p text:style-name="P13">.output minsum</text:p><text:p text:style-name="P13"/><text:p text:style-name="P13">.startparty 1</text:p><text:p text:style-name="P13">a3 add a1 a2</text:p><text:p text:style-name="P13">.endparty 1</text:p><text:p text:style-name="P13"/><text:p text:style-name="P13">.startparty 2</text:p><text:p text:style-name="P13">b3 add b1 b2</text:p><text:p text:style-name="P13">.endparty 2</text:p><text:p text:style-name="P13"/><text:p text:style-name="P13">minsum min a3 b3</text:p></draw:text-box></draw:frame><draw:frame draw:style-name="fr4" draw:name="Frame2" text:anchor-type="paragraph" svg:x="0.0201in" svg:y="0.1402in" svg:width="3.2965in" draw:z-index="1"><draw:text-box fo:min-height="3.6508in"><text:p text:style-name="P2">Example file without local computation:</text:p><text:p text:style-name="P2"/><text:p text:style-name="P13">.input a1 1 32</text:p><text:p text:style-name="P13">.input a2 1 32</text:p><text:p text:style-name="P13">.input b1 2 32</text:p><text:p text:style-name="P13">.input b2 2 32</text:p><text:p text:style-name="P13"/><text:p text:style-name="P13">.output minsum</text:p><text:p text:style-name="P13"/><text:p text:style-name="P13">a3 add a1 a2</text:p><text:p text:style-name="P13">b3 add b1 b2</text:p><text:p text:style-name="P13">minsum min a3 b3</text:p></draw:text-box></draw:frame>Local computation blocks were added to perform the addition of the two inputs locally before computing the minimum of these sums. This circuit, will now treat the variables a3 and b3 as inputs, but will not transfer variables a1, a2, b1,and b2, because they are not used in the non-local computation. <text:s/>Notice that each local computation block only depends on local values. For example, party 1 is computing a value that is dependent on only values known to party 1. </text:p>
      <text:h text:style-name="Heading_20_3" text:outline-level="3">Including Circuit Files</text:h>
      <text:p text:style-name="P2"><text:tab/>One circuit can include the computations from another circuit file. The included file is given variables to be mapped to the file's inputs, and variables to declare based on the included file's outputs. </text:p>
      <text:p text:style-name="P2">Format (all on one line):</text:p>
      <text:p text:style-name="P2"><text:tab/><text:span text:style-name="T2">.include&lt;</text:span><text:span text:style-name="T4">path_to_file</text:span><text:span text:style-name="T2">&gt; .output(</text:span><text:span text:style-name="T4">decvar1</text:span><text:span text:style-name="T2">:</text:span><text:span text:style-name="T4">incvar1</text:span><text:span text:style-name="T2">, <text:line-break/></text:span><text:span text:style-name="T4">decvar2</text:span><text:span text:style-name="T2">:</text:span><text:span text:style-name="T4">incvar2,</text:span><text:span text:style-name="T18">…</text:span><text:span text:style-name="T2">) .input(</text:span><text:span text:style-name="T4">incinput1</text:span><text:span text:style-name="T2">: </text:span><text:span text:style-name="T4">var1</text:span><text:span text:style-name="T2">, </text:span><text:span text:style-name="T4">incinput2</text:span><text:span text:style-name="T2">: </text:span><text:span text:style-name="T4">var2</text:span><text:span text:style-name="T2">, </text:span><text:span text:style-name="T18">…</text:span><text:span text:style-name="T2"> )</text:span></text:p>
      <text:p text:style-name="P2"/>
      <text:p text:style-name="P2"><text:span text:style-name="T2">path_to_file</text:span> – the path to the included circuit file. This path can be relative or absolute. Relative paths are relative to the current circuit file. </text:p>
      <text:p text:style-name="P2"><text:span text:style-name="T2">decvar</text:span> – variables that are to be declared in the current circuit file.</text:p>
      <text:p text:style-name="P2"><text:span text:style-name="T2">incvar</text:span> – output variables in the included circuit file. This variable is declared in the included circuit file, and it gets renamed to its corresponding decvar in the including file. </text:p>
      <text:p text:style-name="P2"><text:soft-page-break/><text:span text:style-name="T2">incinput</text:span> – the name of an input variable in the included file. The party markings in the included file are ignored, but the bit markings are not. </text:p>
      <text:p text:style-name="P2"><text:span text:style-name="T2">var</text:span> – variables in the including file that are fed to their corresponding input variables. </text:p>
      <text:p text:style-name="P2"/>
      <text:p text:style-name="P2">The following example illustrates including a file. The example calculates whether the upper and lower 16 bits of two 32 bit numbers are equal. </text:p>
      <text:p text:style-name="P2"><draw:frame draw:style-name="fr1" draw:name="Frame4" text:anchor-type="paragraph" svg:x="2.1756in" svg:y="0.0866in" svg:width="4.4173in" draw:z-index="3"><draw:text-box fo:min-height="2.8689in"><text:p text:style-name="Frame_20_contents">File include_test.cir:</text:p><text:p text:style-name="Frame_20_contents"/><text:p text:style-name="P17">.input client 1 32</text:p><text:p text:style-name="P17">.input server 2 32</text:p><text:p text:style-name="P17"/><text:p text:style-name="P17">.output upisdiff</text:p><text:p text:style-name="P17">.output lowisdiff</text:p><text:p text:style-name="P17"/><text:p text:style-name="P17">.include&lt;uplow.cir&gt; .output(up:ud,low:ld) <text:tab/>.input(a:client,b:server)</text:p><text:p text:style-name="P17"/><text:p text:style-name="P17">upisdiff or ud</text:p><text:p text:style-name="P17">lowisdiff or ld</text:p></draw:text-box></draw:frame><draw:frame draw:style-name="fr1" draw:name="Frame3" text:anchor-type="paragraph" svg:x="-0.0028in" svg:y="0.0874in" svg:width="2.1791in" draw:z-index="2"><draw:text-box fo:min-height="2.8681in"><text:p text:style-name="Frame_20_contents">File uplow.cir:</text:p><text:p text:style-name="Frame_20_contents"/><text:p text:style-name="P17">.input a 1 32</text:p><text:p text:style-name="P17">.input b 2 32</text:p><text:p text:style-name="P17">.output up</text:p><text:p text:style-name="P17">.output low</text:p><text:p text:style-name="P17"/><text:p text:style-name="P17">upa select a 16 32</text:p><text:p text:style-name="P17">upb select b 16 32</text:p><text:p text:style-name="P17">lowa trunc a 16</text:p><text:p text:style-name="P17">lowb trunc b 16</text:p><text:p text:style-name="P17"/><text:p text:style-name="P17">up xor upa upb</text:p><text:p text:style-name="P17">low xor lowa lowb</text:p></draw:text-box></draw:frame></text:p>
      <text:p text:style-name="P2">The file include_test.cir includes the file uplow.cir. These files must be in the same directory. The circuit file executes the calculations in uplow.cir, using client for variable a, and server for variable b. Then, the output ud is declared, with the value up from uplow.cir, and the output ld is declared with the value of low from uplow.cir. An include statement can be declared inside a local computation block, and normal local computation rules apply. </text:p>
      <text:h text:style-name="Heading_20_2" text:outline-level="2">Operations</text:h>
      <text:p text:style-name="P11"><text:tab/><text:span text:style-name="T10">This section lists allowed operations and their correct usage.</text:span></text:p>
      <text:p text:style-name="P9"><draw:frame draw:style-name="fr5" draw:name="Frame8" text:anchor-type="paragraph" svg:x="-0.0075in" svg:y="0.2272in" svg:width="6.9252in" style:rel-width="100%" draw:z-index="16"><draw:text-box fo:min-height="0.2in"><text:h text:style-name="P30" text:outline-level="3">Add</text:h><text:p text:style-name="P10"><text:span text:style-name="T9">usage: </text:span><text:span text:style-name="T6">add operand1 operand2</text:span></text:p><text:p text:style-name="P9">description: </text:p><text:p text:style-name="P9"><text:tab/>Adds operand1 and operand2. Operand1 and operand2 must have the same bit width. The result has the same bit width as operand1 and operand2.</text:p></draw:text-box></draw:frame></text:p>
      <text:h text:style-name="P30" text:outline-level="3"><draw:frame draw:style-name="fr5" draw:name="Frame10" text:anchor-type="paragraph" svg:x="0.0209in" svg:y="1.9583in" svg:width="6.9252in" style:rel-width="100%" draw:z-index="14"><draw:text-box fo:min-height="0.2in"><text:h text:style-name="P30" text:outline-level="3">Equal to and Not equal to</text:h><text:p text:style-name="P10"><text:span text:style-name="T9">usage: <text:tab/></text:span><text:span text:style-name="T6">equ operand1 operand2 </text:span></text:p><text:p text:style-name="P10"><text:span text:style-name="T11"><text:tab/></text:span><text:span text:style-name="T6">nequ operand1 operand2</text:span></text:p><text:p text:style-name="P9">description:</text:p><text:p text:style-name="P9"><text:tab/>Compares the bits of operand 1 and operand 2. Operand1 and operand2 must have the same bit width. The result is a 1 bit quantity which is 1 if the operands pass the comparison or 0 if they do not. </text:p></draw:text-box></draw:frame><draw:frame draw:style-name="fr6" draw:name="Frame9" text:anchor-type="paragraph" svg:width="6.9252in" style:rel-width="100%" draw:z-index="17"><draw:text-box fo:min-height="0.2in"><text:h text:style-name="P30" text:outline-level="3">Concatenation</text:h><text:p text:style-name="P10"><text:span text:style-name="T9">usage: </text:span><text:span text:style-name="T6">concat operand1 operand2 operand3 …</text:span></text:p><text:p text:style-name="P9">description:</text:p><text:p text:style-name="P9"><text:tab/>Concatenates the bits of its operands. Can take a variable number of operands. Most significant bits correspond to the first operands.</text:p><text:p text:style-name="P9">Example:</text:p><text:p text:style-name="P10"><text:span text:style-name="T9"><text:tab/></text:span><text:span text:style-name="T6">ans concat 3:4 255:8 0:8</text:span></text:p><text:p text:style-name="P9">This example results in ans holding the 24 bit value 0x3 FF 00</text:p></draw:text-box></draw:frame><text:soft-page-break/></text:h>
      <text:h text:style-name="P30" text:outline-level="3"><draw:frame draw:style-name="fr5" draw:name="Frame11" text:anchor-type="paragraph" svg:x="0.0209in" svg:y="0.0327in" svg:width="6.9252in" style:rel-width="100%" draw:z-index="18"><draw:text-box fo:min-height="0.2in"><text:h text:style-name="P30" text:outline-level="3">Greater than or equal to signed and Less than or equal to signed</text:h><text:p text:style-name="P10"><text:span text:style-name="T9">usage: <text:tab/></text:span><text:span text:style-name="T6">gtes operand1 operand2</text:span><text:span text:style-name="T9"> </text:span><text:span text:style-name="T11"><text:s/></text:span></text:p><text:p text:style-name="P10"><text:span text:style-name="T7"><text:tab/></text:span><text:span text:style-name="T6">ltes operand1 operand2</text:span></text:p><text:p text:style-name="P9">description:</text:p><text:p text:style-name="P9"><text:tab/>Interprets operands as signed integers and performs a greater/less than or equal to operation. Operand1 and operand2 must have the same bit width. The result is a 1 bit quantity which is 1 if operand1 is greater/less than or equal to operand2 and 0 otherwise. </text:p></draw:text-box></draw:frame><draw:frame draw:style-name="fr5" draw:name="Frame12" text:anchor-type="paragraph" svg:x="0.0201in" svg:y="1.95in" svg:width="6.9252in" style:rel-width="100%" draw:z-index="13"><draw:text-box fo:min-height="0.2in"><text:h text:style-name="P30" text:outline-level="3">Greater than or equal to unsigned and Less than or equal to unsigned</text:h><text:p text:style-name="P10"><text:span text:style-name="T9">usage:<text:tab/></text:span><text:span text:style-name="T6">gteu operand1 operand2</text:span><text:span text:style-name="T9"> </text:span></text:p><text:p text:style-name="P15"><text:tab/>lteu operand1 operand2</text:p><text:p text:style-name="P9">description:</text:p><text:p text:style-name="P9"><text:tab/>Interprets operands as unsigned integers and performs a greater/less than or equal to operation. Operand1 and operand2 must have the same bit width. The result is a 1 bit quantity which is 1 if operand1 is greater/less than or equal to operand2 and 0 otherwise. </text:p></draw:text-box></draw:frame></text:h>
      <text:h text:style-name="P31" text:outline-level="3"><draw:frame draw:style-name="fr5" draw:name="Frame13" text:anchor-type="paragraph" svg:x="0.1354in" svg:y="1.3016in" svg:width="6.9252in" style:rel-width="100%" draw:z-index="15"><draw:text-box fo:min-height="0.2in"><text:h text:style-name="Heading_20_3" text:outline-level="3"><text:span text:style-name="T9">Greater than signed and</text:span><text:span text:style-name="T10"> </text:span><text:span text:style-name="T9">Less than signed</text:span></text:h><text:p text:style-name="P10"><text:span text:style-name="T9">usage: <text:tab/></text:span><text:span text:style-name="T6">gts operand1 operand2</text:span></text:p><text:p text:style-name="P10"><text:span text:style-name="T7"><text:tab/></text:span><text:span text:style-name="T6">lts operand1 operand2</text:span></text:p><text:p text:style-name="P9">description:</text:p><text:p text:style-name="P9"><text:tab/>Interprets operands as signed integers and performs a greater/less than operation. Operand1 and operand2 must have the same bit width. The result is a 1 bit quantity which is 1 if operand1 is greater/less than operand2 and 0 otherwise. </text:p></draw:text-box></draw:frame></text:h>
      <text:h text:style-name="P33" text:outline-level="3"><draw:frame draw:style-name="fr5" draw:name="Frame16" text:anchor-type="paragraph" svg:x="0.122in" svg:y="1.7917in" svg:width="6.9252in" style:rel-width="100%" draw:z-index="19"><draw:text-box fo:min-height="0.2in"><text:h text:style-name="P30" text:outline-level="3">Max signed and Min signed</text:h><text:p text:style-name="P9">usage: <text:tab/><text:span text:style-name="T2">maxs operand1 operand2</text:span></text:p><text:p text:style-name="P15"><text:tab/>mins operand1 operand2</text:p><text:p text:style-name="P9">description:</text:p><text:p text:style-name="P9"><text:tab/>Interprets operand1 and operand2 as signed integers and returns the larger value (max) or the smaller value (min). Operand1 and operand2 must have the same bit width. The result value has the same bit width as operand1 and operand2.</text:p></draw:text-box></draw:frame><draw:frame draw:style-name="fr5" draw:name="Frame15" text:anchor-type="paragraph" svg:x="0.1in" svg:y="3.8098in" svg:width="6.9252in" style:rel-width="100%" draw:z-index="12"><draw:text-box fo:min-height="0.2in"><text:h text:style-name="P30" text:outline-level="3">Max and Min</text:h><text:p text:style-name="P10"><text:span text:style-name="T9">usage: <text:tab/></text:span><text:span text:style-name="T6">max operand1 operand2</text:span></text:p><text:p text:style-name="P15"><text:tab/>min operand1 operand2</text:p><text:p text:style-name="P9">description:</text:p><text:p text:style-name="P9"><text:tab/>Interprets operand1 and operand2 as unsigned integers and returns the larger value (max) or the smaller value (min). Operand1 and operand2 must have the same bit width. The result value has the same bit width as operand1 and operand2.</text:p></draw:text-box></draw:frame><text:soft-page-break/></text:h>
      <text:p text:style-name="P20"><draw:frame draw:style-name="fr5" draw:name="Frame14" text:anchor-type="paragraph" svg:x="0.122in" svg:y="1.9929in" svg:width="6.9252in" style:rel-width="100%" draw:z-index="25"><draw:text-box fo:min-height="0.2in"><text:h text:style-name="P30" text:outline-level="3">Greater than unsigned and Less than unsigned</text:h><text:p text:style-name="P10"><text:span text:style-name="T9">usage: <text:tab/></text:span><text:span text:style-name="T6">gtu operand1 operand2</text:span><text:span text:style-name="T9"> </text:span></text:p><text:p text:style-name="P15"><text:tab/>ltu operand1 operand2</text:p><text:p text:style-name="P9">description:</text:p><text:p text:style-name="P9"><text:tab/>Interprets operands as unsigned integers and performs a greater/less than operation. Operand1 and operand2 must have the same bit width. The result is a 1 bit quantity which is 1 if operand1 is greater/less than operand2 and 0 otherwise. </text:p></draw:text-box></draw:frame></text:p>
      <text:p text:style-name="P8"><draw:frame draw:style-name="fr7" draw:name="Frame18" text:anchor-type="paragraph" svg:x="0.1063in" svg:y="-0.0618in" svg:width="6.9252in" style:rel-width="100%" draw:z-index="23"><draw:text-box fo:min-height="0.2in"><text:h text:style-name="P30" text:outline-level="3">Not</text:h><text:p text:style-name="P9">usage: <text:span text:style-name="T2">not operand1</text:span></text:p><text:p text:style-name="P9">description:</text:p><text:p text:style-name="P9"><text:tab/>Performs a bitwise not operation on operand1. The output will have the same bit width as operand1. </text:p><text:p text:style-name="P9"/></draw:text-box></draw:frame></text:p>
      <text:p text:style-name="P9"><draw:frame draw:style-name="fr5" draw:name="Frame19" text:anchor-type="paragraph" svg:x="0.0902in" svg:y="1.6543in" svg:width="6.9252in" style:rel-width="100%" draw:z-index="20"><draw:text-box fo:min-height="0.2in"><text:h text:style-name="P30" text:outline-level="3">Bitwise Or and Bitwise Xor and Bitwise And</text:h><text:p text:style-name="P9">usage: <text:span text:style-name="T2">or operand1 operand2</text:span></text:p><text:p text:style-name="P15"><text:tab/>xor operand1 operand2</text:p><text:p text:style-name="P15"><text:tab/>and operand1 operand2</text:p><text:p text:style-name="P9">description:</text:p><text:p text:style-name="P9"><text:tab/>Performs a bitwise operation on operand1 and operand2. Operand1 and operand2 must have the same bit width. The result value has the same bit width as operand1 and operand2.</text:p></draw:text-box></draw:frame><draw:frame draw:style-name="fr5" draw:name="Frame17" text:anchor-type="paragraph" svg:x="0.1043in" svg:y="0.0445in" svg:width="6.9252in" style:rel-width="100%" draw:z-index="24"><draw:text-box fo:min-height="0.2in"><text:h text:style-name="P30" text:outline-level="3">Negate</text:h><text:p text:style-name="P10"><text:span text:style-name="T9">usage: </text:span><text:span text:style-name="T6">negate operand1</text:span></text:p><text:p text:style-name="P9">description:</text:p><text:p text:style-name="P9"><text:tab/>Performs the two's complement negation of operand1. The output will have the same bit width as operand1. </text:p></draw:text-box></draw:frame><draw:frame draw:style-name="fr1" draw:name="Frame20" text:anchor-type="paragraph" svg:x="0.1043in" svg:y="3.5535in" svg:width="6.9252in" style:rel-width="100%" draw:z-index="22"><draw:text-box fo:min-height="0.2in"><text:h text:style-name="P30" text:outline-level="3">Unary Or and Unary Xor</text:h><text:p text:style-name="P9">usage: <text:span text:style-name="T2"><text:tab/>or operand1</text:span></text:p><text:p text:style-name="P15"><text:tab/>xor operand1</text:p><text:p text:style-name="P9">description:</text:p><text:p text:style-name="P9"><text:tab/>Performs the inclusive or exclusive “or” operation on all of the bits of operand1 together. The resulting value is a 1 bit quantity. </text:p></draw:text-box></draw:frame><draw:frame draw:style-name="fr7" draw:name="Frame21" text:anchor-type="paragraph" svg:x="0.1043in" svg:y="5.2339in" svg:width="6.9252in" style:rel-width="100%" draw:z-index="21"><draw:text-box fo:min-height="0.2in"><text:h text:style-name="P30" text:outline-level="3">Select</text:h><text:p text:style-name="P9">usage: <text:span text:style-name="T2">select operand1 compileconstant1 compileconstant2</text:span></text:p><text:p text:style-name="P9">description:</text:p><text:p text:style-name="P9"><text:tab/>Selects a range of bits in operand1. Compileconstants 1 and 2 refer to constant values that must be specified as constants in the circuit file. The specified range starts at compileconstant1 inclusive, and ends at compileconstant2 exclusive. The compileconstants do not require an associated bit length like other constants. The bits are zero indexed, so bit 0 refers to the 1<text:span text:style-name="T19">st</text:span> bit. </text:p><text:p text:style-name="P9">Example:</text:p><text:p text:style-name="P9"><text:tab/>a1 holds the 16 bit value 31 or 0b 0000 0000 0001 1111</text:p><text:p text:style-name="P9"><text:tab/><text:span text:style-name="T2">ans select a1 2 7</text:span></text:p><text:p text:style-name="P9">This example will result in ans having the value of bits 3, 4, 5, 6, and 7 or 0b00111</text:p></draw:text-box></draw:frame><text:soft-page-break/></text:p>
      <text:h text:style-name="P32" text:outline-level="3"/>
      <text:h text:style-name="P32" text:outline-level="3"/>
      <text:h text:style-name="P32" text:outline-level="3"><draw:frame draw:style-name="fr8" draw:name="Frame22" text:anchor-type="paragraph" svg:x="0in" svg:width="6.9252in" style:rel-width="100%" draw:z-index="6"><draw:text-box fo:min-height="0.2in"><text:h text:style-name="P30" text:outline-level="3">Subtract</text:h><text:p text:style-name="P9">usage: <text:span text:style-name="T2">sub operand1 operand2</text:span></text:p><text:p text:style-name="P9">description:</text:p><text:p text:style-name="P9"><text:tab/>Performs twos complement subtraction of operand1 - operand2. Operand1 and operand2 must have the same bit width. The result value has the same bit width as operand1 and operand2. </text:p></draw:text-box></draw:frame><text:soft-page-break/></text:h>
      <text:p text:style-name="P9"><draw:frame draw:style-name="fr1" draw:name="Frame24" text:anchor-type="paragraph" svg:x="-0.011in" svg:y="0.0075in" svg:width="6.9252in" style:rel-width="100%" draw:z-index="8"><draw:text-box fo:min-height="0.2in"><text:h text:style-name="P30" text:outline-level="3">Sign Extend ans Zero Extend</text:h><text:p text:style-name="P9">usage:<text:tab/><text:span text:style-name="T2">sextend operand1 compileconstant</text:span></text:p><text:p text:style-name="P15"><text:tab/>zextend operand1 compileconstant</text:p><text:p text:style-name="P9">description:</text:p><text:p text:style-name="P9"><text:tab/>Extends operand1 to the number of bits specified by compileconstant. Sextend extends operand1 while preserving the sign and value of operand1. Zextend extends operand1 with zeros. The result will have as many bits as specified by compileconstant. This compileconstant does not require a specified bitwidth. </text:p></draw:text-box></draw:frame><draw:frame draw:style-name="fr5" draw:name="Frame23" text:anchor-type="paragraph" svg:x="0.0228in" svg:y="2.1236in" svg:width="6.9252in" style:rel-width="100%" draw:z-index="7"><draw:text-box fo:min-height="0.2in"><text:h text:style-name="P30" text:outline-level="3">Truncate</text:h><text:p text:style-name="P9">usage: <text:span text:style-name="T2">trunc operand1 compileconstant</text:span></text:p><text:p text:style-name="P9">description:</text:p><text:p text:style-name="P9"><text:tab/>Truncates operand1 to the number of bits specified by compileconstant. This function is equivalent to <text:span text:style-name="T2">select operand1 0 compileconstant</text:span>. Compileconstant must be a constant in the circuit file, and does not require a bit length like other constants.</text:p></draw:text-box></draw:frame> </text:p>
      <text:h text:style-name="P32" text:outline-level="3"/>
      <text:h text:style-name="P32" text:outline-level="3"/>
      <text:p text:style-name="P9"/>
      <text:h text:style-name="P32" text:outline-level="3"/>
      <text:h text:style-name="P32" text:outline-level="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master-page-name="">
      <style:paragraph-properties fo:margin-top="0in" fo:margin-bottom="0in" style:page-number="auto"/>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4</text:page-number> of <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6T11:51:21</meta:creation-date>
    <dc:date>2012-04-04T18:29:33</dc:date>
    <meta:editing-duration>P2DT4H21M27S</meta:editing-duration>
    <meta:editing-cycles>101</meta:editing-cycles>
    <meta:generator>LibreOffice/3.5$Linux_x86 LibreOffice_project/350m1$Build-102</meta:generator>
    <dc:creator>wrm2ja </dc:creator>
    <meta:document-statistic meta:table-count="0" meta:image-count="0" meta:object-count="0" meta:page-count="14" meta:paragraph-count="337" meta:word-count="3024" meta:character-count="17819" meta:non-whitespace-character-count="14988"/>
  </office:meta>
</office:document-meta>
</file>